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30000004995047165.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c4e16"/>
    </style:style>
    <style:style style:name="P2" style:family="paragraph" style:parent-style-name="Text_20_body">
      <style:paragraph-properties fo:margin-top="0cm" fo:margin-bottom="0cm" style:contextual-spacing="false"/>
      <style:text-properties officeooo:paragraph-rsid="026c4e1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c4e1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Heading_20_2">
      <style:text-properties officeooo:paragraph-rsid="025e69f4"/>
    </style:style>
    <style:style style:name="P11" style:family="paragraph" style:parent-style-name="Text_20_body">
      <style:text-properties officeooo:paragraph-rsid="025e69f4"/>
    </style:style>
    <style:style style:name="T1" style:family="text">
      <style:text-properties officeooo:rsid="026c4e16"/>
    </style:style>
    <style:style style:name="T2" style:family="text">
      <style:text-properties officeooo:rsid="025e69f4"/>
    </style:style>
    <style:style style:name="T3" style:family="text">
      <style:text-properties officeooo:rsid="0263d5c5"/>
    </style:style>
    <style:style style:name="T4" style:family="text">
      <style:text-properties officeooo:rsid="02602597"/>
    </style:style>
    <style:style style:name="T5"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2 Editors - Compos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2">uick Menu</text:span><text:bookmark-end text:name="__RefHeading___Toc204_1017461327"/></text:h>
          </table:table-cell>
        </table:table-row>
      </table:table>
      <text:p text:style-name="Text_20_body"><draw:frame draw:style-name="fr2" draw:name="Bild1" text:anchor-type="paragraph" svg:y="0.669cm" svg:width="5.2cm" svg:height="1.229cm" draw:z-index="0"><draw:image xlink:href="Pictures/10000001000001330000004995047165.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3">. </text:span>But it can be called by hotkey Q directly under the mouse. This hotkey works in other editors too. </text:p>
      <text:p text:style-name="Text_20_body">When the menu is empty, then you will see the message <text:span text:style-name="T4">"</text:span>No Menu Items found<text:span text:style-name="T4">"</text:span>. This means that you first have to add some tools to the menu.<text:span text:style-name="T4"> It is a user configurable menu.</text:span></text:p>
      <text:p text:style-name="Text_20_body">Note that added operators in this menu does not have icons. Just text.</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Text_20_body">Open the panel or the menu where your operator is that you want to add. </text:p>
      <text:p text:style-name="Text_20_body">Let's add the open command from the File menu. Open the File menu, right click at open, and choose Add to Quick Favorites.</text:p>
      <text:p text:style-name="Text_20_body">Do the same with Save As. We should now have two new menu items in the Quick menu, which you can use now.</text:p>
      <text:p text:style-name="Text_20_body"><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Text_20_body">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4">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7"><draw:frame draw:style-name="fr3" draw:name="Bild5" text:anchor-type="paragraph" svg:y="0.312cm" svg:width="7.301cm" svg:height="3.08cm" draw:z-index="4"><draw:image xlink:href="Pictures/10000001000001AF000000B63EE190FE.png" xlink:type="simple" xlink:show="embed" xlink:actuate="onLoad" draw:mime-type="image/png"/></draw:frame><text:soft-page-break/></text:p>
      <text:p text:style-name="P7"/>
      <text:h text:style-name="Heading_20_2" text:outline-level="2"/>
      <text:h text:style-name="Heading_20_2" text:outline-level="2"/>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0"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5">Removing</text:span><text:span text:style-name="T2"> an operator </text:span><text:span text:style-name="T5">from</text:span><text:span text:style-name="T2"> the Quick menu</text:span><text:bookmark-end text:name="__RefHeading___Toc212_1017461327"/></text:h>
      <text:p text:style-name="P7">Removing is as simple as adding. Right click at the operators in the Quick menu, and choose Remove from Quick favorites.</text:p>
      <text:p text:style-name="P11"/>
      <text:h text:style-name="Heading_20_2" text:outline-level="2"><text:bookmark-start text:name="__RefHeading___Toc214_1017461327"/>Context<text:span text:style-name="T4">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4"> </text:span>menu changes, dependent over which editor you are<text:span text:style-name="T4">, and in what mode you are</text:span>. When you add for example an operator from the image editor, then this operator just shows in the quick menu when you call the menu from the image editor.<text:span text:style-name="T4">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6b7ee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f2a64"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c4e16"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2 Editors - Compositor - Header - Quick Menu</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3H57M42S</meta:editing-duration>
    <meta:editing-cycles>563</meta:editing-cycles>
    <meta:generator>LibreOffice/25.2.6.2$Windows_X86_64 LibreOffice_project/729c5bfe710f5eb71ed3bbde9e06a6065e9c6c5d</meta:generator>
    <dc:date>2025-11-20T20:42:08.904378300</dc:date>
    <meta:document-statistic meta:table-count="2" meta:image-count="7" meta:object-count="0" meta:page-count="2" meta:paragraph-count="31" meta:word-count="582" meta:character-count="2996" meta:non-whitespace-character-count="2440"/>
    <meta:template xlink:type="simple" xlink:actuate="onRequest" xlink:title="standard1cm" xlink:href="../../../AppData/Roaming/LibreOffice/4/user/template/standard1cm.ott" meta:date="2016-03-29T10:15:31.334000000"/>
  </office:meta>
</office:document-meta>
</file>